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42200000098867BFA9F3EB7C7AD.png" manifest:media-type="image/png"/>
  <manifest:file-entry manifest:full-path="Pictures/10000201000001F4000001F489B34FE4B63AD95E.png" manifest:media-type="image/png"/>
  <manifest:file-entry manifest:full-path="Pictures/1000020100000422000000A2277504F30A810755.png" manifest:media-type="image/png"/>
  <manifest:file-entry manifest:full-path="Pictures/1000020100000422000000B2B43F3309F5F5EA0B.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4.506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1-title">
      <style:graphic-properties draw:auto-grow-height="true" fo:min-height="3.506cm"/>
      <style:paragraph-properties style:writing-mode="lr-tb"/>
    </style:style>
    <style:style style:name="pr5" style:family="presentation" style:parent-style-name="Beehive1-notes">
      <style:graphic-properties draw:fill-color="#ffffff" draw:auto-grow-height="true" fo:min-height="13.364cm"/>
      <style:paragraph-properties style:writing-mode="lr-tb"/>
    </style:style>
    <style:style style:name="pr6" style:family="presentation" style:parent-style-name="Beehive1-title">
      <style:graphic-properties fo:min-height="3.506cm"/>
      <style:paragraph-properties style:writing-mode="lr-tb"/>
    </style:style>
    <style:style style:name="pr7" style:family="presentation" style:parent-style-name="Beehive1-outline1">
      <style:graphic-properties fo:min-height="11.929cm"/>
      <style:paragraph-properties style:writing-mode="lr-tb"/>
    </style:style>
    <style:style style:name="pr8" style:family="presentation" style:parent-style-name="Beehive1-notes">
      <style:graphic-properties draw:fill-color="#ffffff" fo:min-height="13.364cm"/>
      <style:paragraph-properties style:writing-mode="lr-tb"/>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199cm" svg:height="4.506cm" svg:x="1.401cm" svg:y="7.094cm" presentation:class="title" presentation:user-transformed="true">
          <draw:text-box>
            <text:p>DANGERZONE</text:p>
          </draw:text-box>
        </draw:frame>
        <draw:frame presentation:style-name="pr2" draw:text-style-name="P1" draw:layer="layout" svg:width="25.199cm" svg:height="3.2cm" svg:x="1.4cm" svg:y="12.6cm" presentation:class="subtitle" presentation:user-transformed="true">
          <draw:text-box>
            <text:p>Sample document</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anger: High Voltage</text:p>
          </draw:text-box>
        </draw:frame>
        <draw:frame draw:style-name="gr2" draw:text-style-name="P2" draw:layer="layout" svg:width="12.179cm" svg:height="12.179cm" svg:x="7.909cm" svg:y="4.913cm" presentation:class="graphic" presentation:user-transformed="true">
          <draw:image xlink:href="Pictures/10000201000001F4000001F489B34FE4B63AD95E.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6" draw:layer="layout" svg:width="25.199cm" svg:height="3.506cm" svg:x="1.4cm" svg:y="0.837cm" presentation:class="title">
          <draw:text-box>
            <text:p>Lorum Ipsum</text:p>
          </draw:text-box>
        </draw:frame>
        <draw:frame presentation:style-name="pr7" draw:layer="layout" svg:width="25.199cm" svg:height="12.179cm" svg:x="1.4cm" svg:y="4.914cm" presentation:class="outline" presentation:user-transformed="true">
          <draw:text-box>
            <text:list text:style-name="L2">
              <text:list-header>
                <text:p>Lorem ipsum dolor sit amet, consectetur adipiscing elit, sed do eiusmod tempor incididunt ut labore et dolore magna aliqua. Sit amet consectetur adipiscing elit pellentesque habitant morbi. Tristique sollicitudin nibh sit amet. Maecenas ultricies mi eget mauris. Ipsum nunc aliquet bibendum enim facilisis gravida. Massa tincidunt nunc pulvinar sapien et ligula. Sit amet consectetur adipiscing elit duis tristique. Ac placerat vestibulum lectus mauris ultrices eros in cursus. Condimentum vitae sapien pellentesque habitant morbi. Dictum non consectetur a erat nam at lectus. Nunc faucibus a pellentesque sit amet porttitor eget. Viverra maecenas accumsan lacus vel facilisis volutpat est velit. Pellentesque diam volutpat commodo sed egestas egestas fringilla phasellus faucibus. Consectetur adipiscing elit duis tristique sollicitudin nibh sit amet commodo. Ut lectus arcu bibendum at varius vel. Viverra nibh cras pulvinar mattis nunc sed blandit libero volutpat. Ipsum nunc aliquet bibendum enim facilisis gravida neque. Porttitor massa id neque aliquam vestibulum.</text:p>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style>
    <style:style style:name="Beehive-outline3" style:family="presentation" style:parent-style-name="Beehive-outline2">
      <style:paragraph-properties fo:margin-top="0cm" fo:margin-bottom="0.3cm"/>
      <style:text-properties fo:font-size="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style>
    <style:style style:name="Beehive-outline6" style:family="presentation" style:parent-style-name="Beehive-outline5">
      <style:paragraph-properties fo:margin-top="0cm" fo:margin-bottom="0.1cm"/>
      <style:text-properties fo:font-size="20pt"/>
    </style:style>
    <style:style style:name="Beehive-outline7" style:family="presentation" style:parent-style-name="Beehive-outline6">
      <style:paragraph-properties fo:margin-top="0cm" fo:margin-bottom="0.1cm"/>
      <style:text-properties fo:font-size="20pt"/>
    </style:style>
    <style:style style:name="Beehive-outline8" style:family="presentation" style:parent-style-name="Beehive-outline7">
      <style:paragraph-properties fo:margin-top="0cm" fo:margin-bottom="0.1cm"/>
      <style:text-properties fo:font-size="20pt"/>
    </style:style>
    <style:style style:name="Beehive-outline9" style:family="presentation" style:parent-style-name="Beehive-outline8">
      <style:paragraph-properties fo:margin-top="0cm" fo:margin-bottom="0.1cm"/>
      <style:text-properties fo:font-size="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style>
    <style:style style:name="Beehive1-outline3" style:family="presentation" style:parent-style-name="Beehive1-outline2">
      <style:paragraph-properties fo:margin-top="0cm" fo:margin-bottom="0.3cm"/>
      <style:text-properties fo:font-size="24pt"/>
    </style:style>
    <style:style style:name="Beehive1-outline4" style:family="presentation" style:parent-style-name="Beehive1-outline3">
      <style:paragraph-properties fo:margin-top="0cm" fo:margin-bottom="0.2cm"/>
      <style:text-properties fo:font-size="20pt"/>
    </style:style>
    <style:style style:name="Beehive1-outline5" style:family="presentation" style:parent-style-name="Beehive1-outline4">
      <style:paragraph-properties fo:margin-top="0cm" fo:margin-bottom="0.1cm"/>
      <style:text-properties fo:font-size="20pt"/>
    </style:style>
    <style:style style:name="Beehive1-outline6" style:family="presentation" style:parent-style-name="Beehive1-outline5">
      <style:paragraph-properties fo:margin-top="0cm" fo:margin-bottom="0.1cm"/>
      <style:text-properties fo:font-size="20pt"/>
    </style:style>
    <style:style style:name="Beehive1-outline7" style:family="presentation" style:parent-style-name="Beehive1-outline6">
      <style:paragraph-properties fo:margin-top="0cm" fo:margin-bottom="0.1cm"/>
      <style:text-properties fo:font-size="20pt"/>
    </style:style>
    <style:style style:name="Beehive1-outline8" style:family="presentation" style:parent-style-name="Beehive1-outline7">
      <style:paragraph-properties fo:margin-top="0cm" fo:margin-bottom="0.1cm"/>
      <style:text-properties fo:font-size="20pt"/>
    </style:style>
    <style:style style:name="Beehive1-outline9" style:family="presentation" style:parent-style-name="Beehive1-outline8">
      <style:paragraph-properties fo:margin-top="0cm" fo:margin-bottom="0.1cm"/>
      <style:text-properties fo:font-size="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27T14:28:01.073622098</meta:creation-date>
    <meta:editing-duration>PT1M7S</meta:editing-duration>
    <meta:editing-cycles>2</meta:editing-cycles>
    <meta:generator>LibreOffice/6.4.0.3$Linux_X86_64 LibreOffice_project/b0a288ab3d2d4774cb44b62f04d5d28733ac6df8</meta:generator>
    <dc:title>Beehive</dc:title>
    <dc:date>2020-02-27T14:29:07.479013264</dc:date>
    <meta:document-statistic meta:object-count="47"/>
  </office:meta>
</office:document-meta>
</file>